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officeooo:rsid="00121875" officeooo:paragraph-rsid="00121875"/>
    </style:style>
    <style:style style:name="P3" style:family="paragraph" style:parent-style-name="Standard">
      <style:paragraph-properties fo:break-before="page"/>
      <style:text-properties officeooo:rsid="00121875" officeooo:paragraph-rsid="00121875"/>
    </style:style>
    <style:style style:name="P4" style:family="paragraph" style:parent-style-name="Standard_20_2_7e_LT_7e_Titel">
      <style:text-properties officeooo:rsid="00121875" officeooo:paragraph-rsid="00121875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style-asian="normal" style:font-weight-asian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s colores HTML se especifican utilizando nombres de colores predefinidos o valores RGB, HEX, HSL, RGBA, HSLA.</text:p>
      <text:p text:style-name="Standard"/>
      <text:p text:style-name="Standard">Nombres de colores</text:p>
      <text:p text:style-name="Standard">Los colores HTML se especifican utilizando nombres de colores predefinidos o valores RGB, HEX, HSL, RGBA, HSLA.</text:p>
      <text:p text:style-name="Standard"/>
      <text:p text:style-name="Standard"/>
      <text:p text:style-name="Standard">Colores <text:span text:style-name="T2">RGB</text:span></text:p>
      <text:p text:style-name="Standard"/>
      <text:p text:style-name="Standard">Los valores de color RGB son compatibles con todos los navegadores.</text:p>
      <text:p text:style-name="Standard"/>
      <text:p text:style-name="Standard">Se especifica un valor de color RGB con: rgb (rojo, verde, azul).</text:p>
      <text:p text:style-name="Standard"/>
      <text:p text:style-name="Standard">Cada parámetro (rojo, verde y azul) define la intensidad del color como un número entero entre 0 y 255.</text:p>
      <text:p text:style-name="Standard"/>
      <text:p text:style-name="Standard"/>
      <text:p text:style-name="Standard">Colores <text:span text:style-name="T2">hexadecimales</text:span></text:p>
      <text:p text:style-name="Standard"/>
      <text:p text:style-name="Standard">Los valores de color hexadecimales también son compatibles con todos los navegadores.</text:p>
      <text:p text:style-name="Standard"/>
      <text:p text:style-name="Standard">Un color hexadecimal se especifica con: #RRGGBB.</text:p>
      <text:p text:style-name="Standard"/>
      <text:p text:style-name="Standard">RR (rojo), GG (verde) y BB (azul) son enteros hexadecimales entre 00 y FF que especifican la intensidad del color.</text:p>
      <text:p text:style-name="Standard"/>
      <text:p text:style-name="Standard">Por ejemplo, # 0000FF se muestra como azul, porque el componente azul se establece en su valor más alto (FF) y los demás se establecen en 00.</text:p>
      <text:p text:style-name="Standard"/>
      <text:p text:style-name="Standard"/>
      <text:p text:style-name="Standard">Por ejemplo, rgb (0, 0, 255) se representa como azul, porque el parámetro azul se establece en su valor más alto (255) y los demás se establecen en 0.</text:p>
      <text:p text:style-name="Standard"/>
      <text:p text:style-name="Standard"/>
      <text:p text:style-name="Standard">Colores <text:span text:style-name="T2">HSL</text:span></text:p>
      <text:p text:style-name="Standard"/>
      <text:p text:style-name="Standard">Los valores de color HSL son compatibles con IE9 +, Firefox, Chrome, Safari y Opera 10+.</text:p>
      <text:p text:style-name="Standard"/>
      <text:p text:style-name="Standard">HSL significa matiz, saturación y ligereza.</text:p>
      <text:p text:style-name="Standard"/>
      <text:p text:style-name="Standard">Los valores de color HSL se especifican con: hsl (tono, saturación, luminosidad).</text:p>
      <text:p text:style-name="Standard">Matiz</text:p>
      <text:p text:style-name="Standard"/>
      <text:p text:style-name="Standard">El tono es un grado en la rueda de color de 0 a 360. 0 es rojo, 120 es verde, 240 es azul.</text:p>
      <text:p text:style-name="Standard">Saturación</text:p>
      <text:p text:style-name="Standard"/>
      <text:p text:style-name="Standard">La saturación es un valor porcentual; 0% significa un tono de gris y 100% es el color completo.</text:p>
      <text:p text:style-name="Standard">Ligereza</text:p>
      <text:p text:style-name="Standard"/>
      <text:p text:style-name="Standard">La ligereza también es un porcentaje; 0% es negro, 100% es blanco.</text:p>
      <text:p text:style-name="Standard"/>
      <text:p text:style-name="Standard"><text:soft-page-break/>Definición y uso</text:p>
      <text:p text:style-name="Standard"/>
      <text:p text:style-name="Standard">La función <text:span text:style-name="T2">rgba</text:span> () define colores usando el modelo Rojo-verde-azul-alfa (RGBA).</text:p>
      <text:p text:style-name="Standard"/>
      <text:p text:style-name="Standard">Los valores de color RGBA son una extensión de los valores de color RGB con un canal alfa, que especifica la opacidad del color.</text:p>
      <text:p text:style-name="Standard"/>
      <text:p text:style-name="Standard"/>
      <text:p text:style-name="Standard">Definición y uso</text:p>
      <text:p text:style-name="Standard"/>
      <text:p text:style-name="Standard">La función <text:span text:style-name="T2">hsla</text:span> () define los colores usando el modelo Hue-saturation-lightness-alpha (HSLA).</text:p>
      <text:p text:style-name="Standard"/>
      <text:p text:style-name="Standard">Los valores de color HSLA son una extensión de los valores de color HSL con un canal alfa, que especifica la opacidad del color.</text:p>
      <text:p text:style-name="Standard"/>
      <text:p text:style-name="P1">Color de fondo</text:p>
      <text:p text:style-name="Standard"/>
      <text:p text:style-name="Standard">Puede establecer el color de fondo para los elementos HTML:</text:p>
      <text:p text:style-name="Standard"/>
      <text:p text:style-name="P1">Color de texto</text:p>
      <text:p text:style-name="Standard"/>
      <text:p text:style-name="Standard">Puedes configurar el color del texto:</text:p>
      <text:p text:style-name="Standard"/>
      <text:p text:style-name="P1">Color del borde</text:p>
      <text:p text:style-name="Standard"/>
      <text:p text:style-name="Standard">Puede establecer el color de los bordes:</text:p>
      <text:p text:style-name="Standard"/>
      <text:p text:style-name="P1">Valores de color</text:p>
      <text:p text:style-name="Standard"/>
      <text:p text:style-name="Standard">En HTML, los colores también se pueden especificar utilizando valores RGB, valores HEX, valores HSL, valores RGBA y valores HSLA:</text:p>
      <text:p text:style-name="P3">Notas </text:p>
      <text:p text:style-name="P2"/>
      <text:p text:style-name="P2"/>
      <text:p text:style-name="P4"><text:span text:style-name="T3">¿Donde se puede aplicar color?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Vintage_7e_LT_7e_Gliederung_20_1" style:display-name="Vintage~LT~Gliederung 1" style:family="paragraph" style:default-outline-level="">
      <style:paragraph-properties fo:margin-top="0cm" fo:margin-bottom="0.499cm" loext:contextual-spacing="false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Gliederung_20_2" style:display-name="Vintage~LT~Gliederung 2" style:family="paragraph" style:parent-style-name="Vintage_7e_LT_7e_Gliederung_20_1" style:default-outline-level="">
      <style:paragraph-properties fo:margin-top="0cm" fo:margin-bottom="0.3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Vintage_7e_LT_7e_Gliederung_20_3" style:display-name="Vintage~LT~Gliederung 3" style:family="paragraph" style:parent-style-name="Vintage_7e_LT_7e_Gliederung_20_2" style:default-outline-level="">
      <style:paragraph-properties fo:margin-top="0cm" fo:margin-bottom="0.3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Vintage_7e_LT_7e_Gliederung_20_4" style:display-name="Vintage~LT~Gliederung 4" style:family="paragraph" style:parent-style-name="Vintage_7e_LT_7e_Gliederung_20_3" style:default-outline-level="">
      <style:paragraph-properties fo:margin-top="0cm" fo:margin-bottom="0.198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5" style:display-name="Vintage~LT~Gliederung 5" style:family="paragraph" style:parent-style-name="Vintage_7e_LT_7e_Gliederung_20_4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6" style:display-name="Vintage~LT~Gliederung 6" style:family="paragraph" style:parent-style-name="Vintage_7e_LT_7e_Gliederung_20_5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7" style:display-name="Vintage~LT~Gliederung 7" style:family="paragraph" style:parent-style-name="Vintage_7e_LT_7e_Gliederung_20_6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8" style:display-name="Vintage~LT~Gliederung 8" style:family="paragraph" style:parent-style-name="Vintage_7e_LT_7e_Gliederung_20_7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Gliederung_20_9" style:display-name="Vintage~LT~Gliederung 9" style:family="paragraph" style:parent-style-name="Vintage_7e_LT_7e_Gliederung_20_8" style:default-outline-level="">
      <style:paragraph-properties fo:margin-top="0cm" fo:margin-bottom="0.099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ntage_7e_LT_7e_Titel" style:display-name="Vintag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Untertitel" style:display-name="Vintag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Notizen" style:display-name="Vintag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Vintage_7e_LT_7e_Hintergrundobjekte" style:display-name="Vintag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Vintage_7e_LT_7e_Hintergrund" style:display-name="Vintag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Gliederung_20_1" style:display-name="Standard 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5:13:12.281039166</meta:creation-date>
    <meta:generator>LibreOffice/6.0.7.3$Linux_X86_64 LibreOffice_project/00m0$Build-3</meta:generator>
    <dc:date>2020-05-16T18:39:12.780962483</dc:date>
    <meta:editing-duration>PT57M40S</meta:editing-duration>
    <meta:editing-cycles>4</meta:editing-cycles>
    <meta:document-statistic meta:table-count="0" meta:image-count="0" meta:object-count="0" meta:page-count="3" meta:paragraph-count="39" meta:word-count="408" meta:character-count="2362" meta:non-whitespace-character-count="1992"/>
  </office:meta>
</office:document-meta>
</file>